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MethodBinding.ConstantMethodBinding( String your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ConstantMetho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MethodBinding.setTransient( boolean transient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invoke( FacesContext context , Object param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getTyp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